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F0000005D77C8794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1cm"/>
        </style:tab-stops>
      </style:paragraph-properties>
      <style:text-properties style:use-window-font-color="true" style:font-name="Arial" fo:font-size="12pt" fo:language="es" fo:country="ES" fo:font-weight="normal" style:font-name-asian="Arial Unicode MS" style:font-size-asian="12pt" style:font-weight-asian="normal" style:font-name-complex="Ari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use-window-font-color="true" style:font-name="Arial" fo:font-size="12pt" fo:language="es" fo:country="ES" style:font-name-asian="Arial Unicode MS" style:font-size-asian="12pt" style:font-name-complex="Arial" style:font-size-complex="12pt"/>
    </style:style>
    <style:style style:name="P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use-window-font-color="true" style:font-name="Arial" fo:font-size="12pt" fo:language="es" fo:country="ES" fo:font-weight="normal" style:font-name-asian="Arial Unicode MS" style:font-size-asian="12pt" style:font-weight-asian="normal" style:font-name-complex="Arial" style:font-size-complex="12pt" style:font-weight-complex="normal"/>
    </style:style>
    <style:style style:name="P8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style:font-name="Arial"/>
    </style:style>
    <style:style style:name="P9" style:family="paragraph" style:parent-style-name="Heading_20_5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officeooo:rsid="00088522"/>
    </style:style>
    <style:style style:name="T5" style:family="text">
      <style:text-properties officeooo:rsid="000a22fa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5" table:style-name="Tabla15">
        <table:table-column table:style-name="Tabla15.A"/>
        <table:table-row>
          <table:table-cell table:style-name="Tabla15.A1" office:value-type="string">
            <text:h text:style-name="Heading_20_3" text:outline-level="3">U.T. Nº1: <text:span text:style-name="T3">Características generales de las redes locales</text:span></text:h>
          </table:table-cell>
        </table:table-row>
        <table:table-row>
          <table:table-cell table:style-name="Tabla15.A2" office:value-type="string">
            <text:h text:style-name="Heading_20_5" text:outline-level="5">Horas: <text:span text:style-name="T5">21</text:span></text:h>
          </table:table-cell>
        </table:table-row>
        <table:table-row>
          <table:table-cell table:style-name="Tabla15.A2" office:value-type="string">
            <text:h text:style-name="Heading_20_5" text:outline-level="5">Orientaciones</text:h>
          </table:table-cell>
        </table:table-row>
        <table:table-row>
          <table:table-cell table:style-name="Tabla15.A2" office:value-type="string">
            <text:p text:style-name="P5">Abordamos la primera unidad formativa del módulo de Redes Locales. El título de la unidad es: Características generales de las redes locales. </text:p>
            <text:p text:style-name="P5">En esta unidad se van a estudiar alguno de los conceptos mas importantes de las redes de ordenadores. Inicialmente describiremos la importancia de la comunicación y como ha influido en la aparición y desarrollo de las redes. Una vez conocido los antecedentes de las redes entramos de lleno en aspectos que afectan al concepto, aplicaciones y clasificaciones de las redes de ordenadores. Para terminar, las redes permiten la comunicación de equipos y ordenadores de aplicaciones y fabricantes dispares. Para posibilitar y facilitar la comunicación, estudio y comprensión de las redes, se requiere de modelos estandarizados que todas las organizaciones y fabricantes deben aceptar. Así podemos entender como es posible expansión y desarrollo de las redes.</text:p>
          </table:table-cell>
        </table:table-row>
        <table:table-row>
          <table:table-cell table:style-name="Tabla15.A2" office:value-type="string">
            <text:h text:style-name="P9" text:outline-level="5">Objetivos</text:h>
          </table:table-cell>
        </table:table-row>
        <table:table-row>
          <table:table-cell table:style-name="Tabla15.A2" office:value-type="string">
            <text:list xml:id="list493172025397082743" text:style-name="L1">
              <text:list-item>
                <text:p text:style-name="P8">Describir los principios de funcionamiento de las redes de ordenadores. </text:p>
              </text:list-item>
              <text:list-item>
                <text:p text:style-name="P8">Identificar los distintos tipos de redes. </text:p>
              </text:list-item>
              <text:list-item>
                <text:p text:style-name="P8">Describir los elementos de las redes y su función. </text:p>
              </text:list-item>
              <text:list-item>
                <text:p text:style-name="P8">Reconocer las distintas topologías de red. </text:p>
              </text:list-item>
              <text:list-item>
                <text:p text:style-name="P8">Detallar los distintas arquitecturas de redes de ordenadores </text:p>
              </text:list-item>
              <text:list-item>
                <text:p text:style-name="P8">Caracterizar la arquitectura de las redes locales. </text:p>
              </text:list-item>
            </text:list>
          </table:table-cell>
        </table:table-row>
        <table:table-row>
          <table:table-cell table:style-name="Tabla15.A2" office:value-type="string">
            <text:h text:style-name="P9" text:outline-level="5">Criterios de evaluación</text:h>
          </table:table-cell>
        </table:table-row>
        <table:table-row>
          <table:table-cell table:style-name="Tabla15.A2" office:value-type="string">
            <text:p text:style-name="P6">a) Se han descrito los principios de funcionamiento de las redes locales. </text:p>
            <text:p text:style-name="P6">b) Se han identificado los distintos tipos de redes. </text:p>
            <text:p text:style-name="P6">c) Se han descrito los elementos de la red local y su función. </text:p>
            <text:p text:style-name="P6">d) Se han identificado y clasificado los medios de transmisión. </text:p>
            <text:p text:style-name="P6">f) Se ha reconocido el mapa físico de la red local. </text:p>
            <text:p text:style-name="P6">g) Se han utilizado aplicaciones para representar el mapa físico de la red local. </text:p>
            <text:p text:style-name="P6">h) Se han reconocido las distintas topologías de red. </text:p>
            <text:p text:style-name="P6">i) Se han identificado estructuras alternativas. </text:p>
            <text:p text:style-name="P6">j) Se han reconocido los principios funcionales de las redes locales. </text:p>
            <text:p text:style-name="P6"><text:soft-page-break/>k) Se han identificado los distintos tipos de redes. </text:p>
          </table:table-cell>
        </table:table-row>
        <table:table-row>
          <table:table-cell table:style-name="Tabla15.A2" office:value-type="string">
            <text:h text:style-name="P9" text:outline-level="5">Contenidos</text:h>
          </table:table-cell>
        </table:table-row>
        <table:table-row>
          <table:table-cell table:style-name="Tabla15.A2" office:value-type="string">
            <text:p text:style-name="P3"/>
            <text:p text:style-name="P4">Caracterización de Redes locales: </text:p>
            <text:p text:style-name="P4">Características. Ventajas e inconvenientes. </text:p>
            <text:p text:style-name="P4">Tipos. </text:p>
            <text:p text:style-name="P4">Elementos de red. </text:p>
            <text:p text:style-name="P4">Topologías. </text:p>
            <text:list xml:id="list5536262246128053477" text:style-name="L2">
              <text:list-header>
                <text:p text:style-name="P7"/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5. Redes locales</text:span><text:span text:style-name="MT1"> - RDE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4-09-19T07:28:55.040737365</dc:date>
    <meta:editing-duration>PT7M58S</meta:editing-duration>
    <meta:editing-cycles>4</meta:editing-cycles>
    <meta:generator>LibreOffice/4.2.6.3$Linux_x86 LibreOffice_project/420m0$Build-3</meta:generator>
    <dc:creator>ivan </dc:creator>
    <meta:document-statistic meta:table-count="2" meta:image-count="1" meta:object-count="0" meta:page-count="2" meta:paragraph-count="33" meta:word-count="339" meta:character-count="2192" meta:non-whitespace-character-count="1869"/>
  </office:meta>
</office:document-meta>
</file>